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pple-system1" svg:font-family="apple-system, BlinkMacSystemFont, 'Segoe UI', Helvetica, Arial, sans-serif, 'Apple Color Emoji', 'Segoe UI Emoji', 'Segoe UI Symbo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85cm" fo:margin-left="0.034cm" table:align="left"/>
    </style:style>
    <style:style style:name="Table1.A" style:family="table-column">
      <style:table-column-properties style:column-width="3.9cm"/>
    </style:style>
    <style:style style:name="Table1.B" style:family="table-column">
      <style:table-column-properties style:column-width="4.51cm"/>
    </style:style>
    <style:style style:name="Table1.C" style:family="table-column">
      <style:table-column-properties style:column-width="8.44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e1.3" style:family="table-row">
      <style:table-row-properties fo:background-color="#f6f8fa">
        <style:background-image/>
      </style:table-row-properties>
    </style:style>
    <style:style style:name="Table2" style:family="table">
      <style:table-properties style:width="12.393cm" table:align="left"/>
    </style:style>
    <style:style style:name="Table2.A" style:family="table-column">
      <style:table-column-properties style:column-width="6.211cm"/>
    </style:style>
    <style:style style:name="Table2.B" style:family="table-column">
      <style:table-column-properties style:column-width="6.182cm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e2.3" style:family="table-row">
      <style:table-row-properties fo:background-color="#f6f8fa">
        <style:background-image/>
      </style:table-row-properties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2.574cm"/>
    </style:style>
    <style:style style:name="Table3.B" style:family="table-column">
      <style:table-column-properties style:column-width="3.152cm"/>
    </style:style>
    <style:style style:name="Table3.C" style:family="table-column">
      <style:table-column-properties style:column-width="11.275cm"/>
    </style:style>
    <style:style style:name="Table3.1" style:family="table-row">
      <style:table-row-properties fo:background-color="#ffffff">
        <style:background-image/>
      </style:table-row-properties>
    </style:style>
    <style:style style:name="Table3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e3.3" style:family="table-row">
      <style:table-row-properties fo:background-color="#f6f8fa">
        <style:background-image/>
      </style:table-row-properties>
    </style:style>
    <style:style style:name="Table4" style:family="table">
      <style:table-properties style:width="6.406cm" table:align="left"/>
    </style:style>
    <style:style style:name="Table4.A" style:family="table-column">
      <style:table-column-properties style:column-width="3.397cm"/>
    </style:style>
    <style:style style:name="Table4.B" style:family="table-column">
      <style:table-column-properties style:column-width="3.009cm"/>
    </style:style>
    <style:style style:name="Table4.1" style:family="table-row">
      <style:table-row-properties fo:background-color="#ffffff">
        <style:background-image/>
      </style:table-row-properties>
    </style:style>
    <style:style style:name="Table4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e4.3" style:family="table-row">
      <style:table-row-properties fo:background-color="#f6f8fa">
        <style:background-image/>
      </style:table-row-properties>
    </style:style>
    <style:style style:name="P1" style:family="paragraph" style:parent-style-name="Heading_20_1">
      <style:text-properties fo:font-variant="normal" fo:text-transform="none" fo:color="#24292e" style:font-name="apple-system1" fo:letter-spacing="normal" fo:font-style="normal" fo:font-weight="bold"/>
    </style:style>
    <style:style style:name="P2" style:family="paragraph" style:parent-style-name="Standard">
      <style:paragraph-properties fo:text-align="justify" style:justify-single-word="false"/>
      <style:text-properties style:font-name="apple-system1"/>
    </style:style>
    <style:style style:name="P3" style:family="paragraph" style:parent-style-name="Text_20_body">
      <style:text-properties fo:font-variant="normal" fo:text-transform="none" fo:color="#24292e" style:font-name="apple-system1" fo:letter-spacing="normal" fo:font-style="normal" fo:font-weight="bold" officeooo:rsid="000d77ab" officeooo:paragraph-rsid="000d77ab"/>
    </style:style>
    <style:style style:name="P4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0366d6" style:text-line-through-style="none" style:text-line-through-type="none" style:font-name="apple-system1" fo:letter-spacing="normal" style:text-underline-style="none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.423cm" loext:contextual-spacing="false" fo:text-align="justify" style:justify-single-word="false" fo:orphans="2" fo:widows="2" fo:text-indent="0cm" style:auto-text-indent="false"/>
      <style:text-properties fo:font-variant="normal" fo:text-transform="none" fo:color="#24292e" style:font-name="apple-system1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423cm" loext:contextual-spacing="false" fo:text-align="justify" style:justify-single-word="false" fo:orphans="2" fo:widows="2" fo:text-indent="0cm" style:auto-text-indent="false"/>
      <style:text-properties fo:font-variant="normal" fo:text-transform="none" fo:color="#24292e" style:font-name="apple-system1" fo:font-size="12pt" fo:letter-spacing="normal" fo:font-style="normal" fo:font-weight="normal" officeooo:paragraph-rsid="0011bcee"/>
    </style:style>
    <style:style style:name="P7" style:family="paragraph" style:parent-style-name="Text_20_body">
      <style:paragraph-properties fo:margin-left="0cm" fo:margin-right="0cm" fo:margin-top="0cm" fo:margin-bottom="0.423cm" loext:contextual-spacing="false" fo:text-align="justify" style:justify-single-word="false" fo:orphans="2" fo:widows="2" fo:text-indent="0cm" style:auto-text-indent="false"/>
      <style:text-properties fo:font-variant="normal" fo:text-transform="none" fo:color="#24292e" style:font-name="apple-system1" fo:font-size="12pt" fo:letter-spacing="normal" fo:font-style="normal" fo:font-weight="normal" officeooo:paragraph-rsid="001533cd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24292e" style:font-name="apple-system1" fo:font-size="12pt" fo:letter-spacing="normal" fo:font-style="normal" fo:font-weight="normal"/>
    </style:style>
    <style:style style:name="P9" style:family="paragraph" style:parent-style-name="Heading_20_2">
      <style:paragraph-properties fo:margin-left="0cm" fo:margin-right="0cm" fo:margin-top="0.635cm" fo:margin-bottom="0.423cm" loext:contextual-spacing="false" fo:line-height="125%" fo:text-align="justify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1" fo:letter-spacing="normal" fo:font-style="normal" fo:font-weight="bold"/>
    </style:style>
    <style:style style:name="P10" style:family="paragraph" style:parent-style-name="Heading_20_2">
      <style:paragraph-properties fo:margin-left="0cm" fo:margin-right="0cm" fo:margin-top="0.635cm" fo:margin-bottom="0.423cm" loext:contextual-spacing="false" fo:line-height="125%" fo:text-align="justify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1" fo:letter-spacing="normal" fo:font-style="normal" fo:font-weight="bold" officeooo:paragraph-rsid="0011bcee"/>
    </style:style>
    <style:style style:name="P11" style:family="paragraph" style:parent-style-name="Table_20_Heading">
      <style:paragraph-properties fo:text-align="center" style:justify-single-word="false"/>
      <style:text-properties style:font-name="apple-system1" fo:font-weight="bold"/>
    </style:style>
    <style:style style:name="P12" style:family="paragraph" style:parent-style-name="Table_20_Heading">
      <style:paragraph-properties fo:text-align="justify" style:justify-single-word="false"/>
      <style:text-properties style:font-name="apple-system1" fo:font-weight="bold"/>
    </style:style>
    <style:style style:name="P13" style:family="paragraph" style:parent-style-name="Table_20_Contents">
      <style:paragraph-properties fo:text-align="center" style:justify-single-word="false"/>
      <style:text-properties style:font-name="apple-system1"/>
    </style:style>
    <style:style style:name="P14" style:family="paragraph" style:parent-style-name="Table_20_Contents">
      <style:paragraph-properties fo:text-align="justify" style:justify-single-word="false"/>
      <style:text-properties style:font-name="apple-system1"/>
    </style:style>
    <style:style style:name="T1" style:family="text">
      <style:text-properties officeooo:rsid="000d77ab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CB File System</text:h>
      <text:p text:style-name="P3">Elixandre Michael Baldi, João Victor Canabarro e Luis Guilherme Fonseca Rosa</text:p>
      <text:p text:style-name="P4"><draw:a xlink:type="simple" xlink:href="https://github.com/ElixandreBaldi/rcb-file-system/blob/master/meerkats.jpg" office:target-frame-name="_blank" xlink:show="new"><draw:frame draw:style-name="fr1" draw:name="Image1" text:anchor-type="as-char" svg:width="9.387cm" svg:height="6.234cm" draw:z-index="0"><draw:image xlink:href="https://github.com/ElixandreBaldi/rcb-file-system/raw/master/meerkats.jpg" xlink:type="simple" xlink:show="embed" xlink:actuate="onLoad"/><svg:title>Meerkats - by Stéphane Ente</svg:title></draw:frame></draw:a></text:p>
      <text:p text:style-name="P5"><text:tab/>O RCB é um sistema de arquivos baseado na implementação original do File Allocation Table (FAT), que utiliza uma lista ligada como método de alocação. Dessa forma, cada arquivo é composto por uma lista ligada de blocos do disco, evitando assim, desperdícios de memória com fragmentação interna pois, uma vez que o arquivo é composto por diversos setores que de alguma forma referenciam-se uns aos outros, é possivel que esses setores sejam espalhados no disco. O RCB utiliza 16 bits para endereçar os blocos.</text:p>
      <text:p text:style-name="P6"><text:tab/>O sistema de arquivos RCB enxerga a área de armazenamento como um conjunto de setores de tamanhos iguais. O primeiro setor e os próximos n setores que a tabela de alocação de arquivos está comportada são reservados. O primeiro setor é o Boot Record, que armazena metadados fundamentais para a localização de qualquer dado no disco. Os próximos n setores armazena a tabela de alocação de arquivo e a partir do setor (tamanho do boot record + tamanho da tabela RCB + 1) é destinado exclusivamente para o diretório raiz, as posiçes seguintes são utilizadas para arquivos ou sub-diretórios. O valor n está definido no Boot Record como quantidade de setores da tabela de alocação de arquivos.</text:p>
      <text:h text:style-name="P10" text:outline-level="2"><text:bookmark text:name="user-content-boot-record"/>Boot Record</text:h>
      <text:p text:style-name="P5"><text:tab/>Como dito anteriormente, o boot record é o primeiro bloco do sistema de arquivos. Nele, encontram-se metadados que servirão como referência para a localização de qualquer informação no disco. Um exemplo seria o endereço físico dos limites dos setores. A tabela abaixo, indica o significado de cada <text:soft-page-break/>metadado, o offset de início e o tamanho de cada um, ambos parâmetros informados a nível de bytes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1">Offset (em bytes)</text:p>
            </table:table-cell>
            <table:table-cell table:style-name="Table1.A1" office:value-type="string">
              <text:p text:style-name="P11">Tamanho (em bytes)</text:p>
            </table:table-cell>
            <table:table-cell table:style-name="Table1.A1" office:value-type="string">
              <text:p text:style-name="P11">Descrição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13">0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3">Assinatura do sistema de arquivos RCB</text:p>
          </table:table-cell>
        </table:table-row>
        <table:table-row table:style-name="Table1.3"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Quantidade de bytes por setor</text:p>
          </table:table-cell>
        </table:table-row>
        <table:table-row table:style-name="Table1.1"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Quantidade de setores reservados</text:p>
          </table:table-cell>
        </table:table-row>
        <table:table-row table:style-name="Table1.3"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Quantidade de entradas por diretório</text:p>
          </table:table-cell>
        </table:table-row>
        <table:table-row table:style-name="Table1.1">
          <table:table-cell table:style-name="Table1.A1" office:value-type="string">
            <text:p text:style-name="P13">10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Capacidade em bytes da partição</text:p>
          </table:table-cell>
        </table:table-row>
        <table:table-row table:style-name="Table1.3">
          <table:table-cell table:style-name="Table1.A1" office:value-type="string">
            <text:p text:style-name="P13">12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Quantidade de setores da tabela de alocação de arquivos</text:p>
          </table:table-cell>
        </table:table-row>
        <table:table-row table:style-name="Table1.1">
          <table:table-cell table:style-name="Table1.A1" office:value-type="string">
            <text:p text:style-name="P13">14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Quantidade de setores que existem fisicamente no disco</text:p>
          </table:table-cell>
        </table:table-row>
      </table:table>
      <text:p text:style-name="P5"/>
      <text:p text:style-name="P5"><text:tab/>O mínimo de setores existentes no sistema de arquivos RCB é de quatro (o primeiro setor reservado ao boot record, o segundo destinado a tabela RCB, o terceiro para o diretório raiz, e o quarto para a área de dados). A quantidade máxima de setores são exatamente a quantidade de linhas da tabela RCB, que seria 2^(16)+tamanho do boot record + tamanho da tabela RBC. A descrição do tamanho da tabela RCB é descrita no escopo do texto.</text:p>
      <text:h text:style-name="P9" text:outline-level="2"><text:bookmark text:name="user-content-tabela-de-alocação-de-arquivos-rcb"/>Tabela de alocação de arquivos RCB</text:h>
      <text:p text:style-name="P5"><text:tab/>É neste espaço que são armazenados os ponteiros seus respectivos status (ocupado, livre) de todos os blocos do disco. Cada linha deste setor contem um valor de 2 bytes. O índice da linha indica o endereço do espeço do dado em questão, e o conteúdo da linha representa o próximo índice do dado em questão. A tabela abaixo representa os valores possíveis por linha.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11">Valor em hexadecimal</text:p>
            </table:table-cell>
            <table:table-cell table:style-name="Table2.A1" office:value-type="string">
              <text:p text:style-name="P11">Descrição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13">FFFF</text:p>
          </table:table-cell>
          <table:table-cell table:style-name="Table2.A1" office:value-type="string">
            <text:p text:style-name="P13">A sequência do dado chegou ao fim.</text:p>
          </table:table-cell>
        </table:table-row>
        <table:table-row table:style-name="Table2.3">
          <table:table-cell table:style-name="Table2.A1" office:value-type="string">
            <text:p text:style-name="P13">FFFE</text:p>
          </table:table-cell>
          <table:table-cell table:style-name="Table2.A1" office:value-type="string">
            <text:p text:style-name="P13">O espaço está vazio.</text:p>
          </table:table-cell>
        </table:table-row>
        <table:table-row table:style-name="Table2.1">
          <table:table-cell table:style-name="Table2.A1" office:value-type="string">
            <text:p text:style-name="P13">Qualquer outro valor</text:p>
          </table:table-cell>
          <table:table-cell table:style-name="Table2.A1" office:value-type="string">
            <text:p text:style-name="P13">Próxima posição da sequência do arquivo.</text:p>
          </table:table-cell>
        </table:table-row>
      </table:table>
      <text:p text:style-name="P7"><text:soft-page-break/><text:tab/>Como utilizamos 16 bits para endereçamento dos setores, o nosso disco pode ter até 65536 setores independentemente da capacidade do disco. Visto que a tabela de alocação de arquivos aloca até 65536 linhas e que cada linha tem 2 bytes, é fato que a tabela de alocação de dados sempre terá 131072 bytes. Dessa forma, para descobrir quantos setores a tabela de alocação de dados ocupa, é necessário dividir 131072 pela quantidade de bytes por setor, que está especificado no Boot Record.</text:p>
      <text:p text:style-name="P7"><text:tab/>Vale lembrar que a tabela de alocação de arquivos sempre terá 65536 linhas, mas muitas vezes existirão linhas que endereçarão setores inexistentes, pois o disco pode ter menos do que 65536 setores. Dessa forma no Boot Record, é definido a quantidade de setores no disco. Assim, a tabela de alocação de arquivos não poderá utilizar a partir da posição correspondente ao último valor da tabela do Boot Record. A posição zero da tabela RCB representa a posição ( Tamanho do Boot Record + Tamanho da tabela RCB + 1 ) em setores. Em tempo, a posição zero sempre irá representar o diretório raiz.</text:p>
      <text:h text:style-name="P9" text:outline-level="2"><text:bookmark text:name="user-content-tabela-de-dados-de-diretórios"/>Tabela de Dados de Diretórios</text:h>
      <text:p text:style-name="P5">Todos os diretórios da partição terá a seguinte tabela para cada entrada.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2">Offset (em bytes)</text:p>
            </table:table-cell>
            <table:table-cell table:style-name="Table3.A1" office:value-type="string">
              <text:p text:style-name="P12">Tamanho (em bytes)</text:p>
            </table:table-cell>
            <table:table-cell table:style-name="Table3.A1" office:value-type="string">
              <text:p text:style-name="P12">Descrição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14">0</text:p>
          </table:table-cell>
          <table:table-cell table:style-name="Table3.A1" office:value-type="string">
            <text:p text:style-name="P14">24</text:p>
          </table:table-cell>
          <table:table-cell table:style-name="Table3.A1" office:value-type="string">
            <text:p text:style-name="P14">Nome do arquivo, em que os 22 primeiros caracteres são o nome e os três ultimos a extenção.</text:p>
          </table:table-cell>
        </table:table-row>
        <table:table-row table:style-name="Table3.3">
          <table:table-cell table:style-name="Table3.A1" office:value-type="string">
            <text:p text:style-name="P14">25</text:p>
          </table:table-cell>
          <table:table-cell table:style-name="Table3.A1" office:value-type="string">
            <text:p text:style-name="P14">1</text:p>
          </table:table-cell>
          <table:table-cell table:style-name="Table3.A1" office:value-type="string">
            <text:p text:style-name="P14">Atributo do arquivo, de acordo com a tabela abaixo.</text:p>
          </table:table-cell>
        </table:table-row>
        <table:table-row table:style-name="Table3.1">
          <table:table-cell table:style-name="Table3.A1" office:value-type="string">
            <text:p text:style-name="P14">26</text:p>
          </table:table-cell>
          <table:table-cell table:style-name="Table3.A1" office:value-type="string">
            <text:p text:style-name="P14">2</text:p>
          </table:table-cell>
          <table:table-cell table:style-name="Table3.A1" office:value-type="string">
            <text:p text:style-name="P14">Identificação do primeiro cluster do arquivo.</text:p>
          </table:table-cell>
        </table:table-row>
        <table:table-row table:style-name="Table3.3">
          <table:table-cell table:style-name="Table3.A1" office:value-type="string">
            <text:p text:style-name="P14">28</text:p>
          </table:table-cell>
          <table:table-cell table:style-name="Table3.A1" office:value-type="string">
            <text:p text:style-name="P14">4</text:p>
          </table:table-cell>
          <table:table-cell table:style-name="Table3.A1" office:value-type="string">
            <text:p text:style-name="P14">Tamanho do arquivo em bytes.</text:p>
          </table:table-cell>
        </table:table-row>
      </table:table>
      <text:h text:style-name="P9" text:outline-level="2"><text:bookmark text:name="user-content-dados-possíveis-do-sistema"/><text:span text:style-name="T2">Dados possíveis do sistema</text:span></text:h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12">Descrição</text:p>
            </table:table-cell>
            <table:table-cell table:style-name="Table4.A1" office:value-type="string">
              <text:p text:style-name="P12">Valor</text:p>
            </table:table-cell>
          </table:table-row>
        </table:table-header-rows>
        <table:table-row table:style-name="Table4.1">
          <table:table-cell table:style-name="Table4.A1" office:value-type="string">
            <text:p text:style-name="P14">Arquivo</text:p>
          </table:table-cell>
          <table:table-cell table:style-name="Table4.A1" office:value-type="string">
            <text:p text:style-name="P14">00000000</text:p>
          </table:table-cell>
        </table:table-row>
        <table:table-row table:style-name="Table4.3">
          <table:table-cell table:style-name="Table4.A1" office:value-type="string">
            <text:p text:style-name="P14">Diretório</text:p>
          </table:table-cell>
          <table:table-cell table:style-name="Table4.A1" office:value-type="string">
            <text:p text:style-name="P14">00000001</text:p>
          </table:table-cell>
        </table:table-row>
        <table:table-row table:style-name="Table4.1">
          <table:table-cell table:style-name="Table4.A1" office:value-type="string">
            <text:p text:style-name="P14">Hidden</text:p>
          </table:table-cell>
          <table:table-cell table:style-name="Table4.A1" office:value-type="string">
            <text:p text:style-name="P14">0000001X</text:p>
          </table:table-cell>
        </table:table-row>
        <table:table-row table:style-name="Table4.3">
          <table:table-cell table:style-name="Table4.A1" office:value-type="string">
            <text:p text:style-name="P14">Deletado</text:p>
          </table:table-cell>
          <table:table-cell table:style-name="Table4.A1" office:value-type="string">
            <text:p text:style-name="P14">000001XX</text:p>
          </table:table-cell>
        </table:table-row>
        <text:soft-page-break/>
        <table:table-row table:style-name="Table4.1">
          <table:table-cell table:style-name="Table4.A1" office:value-type="string">
            <text:p text:style-name="P14">Livre</text:p>
          </table:table-cell>
          <table:table-cell table:style-name="Table4.A1" office:value-type="string">
            <text:p text:style-name="P14">00001000</text:p>
          </table:table-cell>
        </table:table-row>
      </table:table>
      <text:p text:style-name="P5"/>
      <text:p text:style-name="P5"><text:tab/>Variáveis com X podem ser expressas por '0' ou '1' podendo representar mais de um atributo da tabela.</text:p>
      <text:h text:style-name="P9" text:outline-level="2"><text:bookmark text:name="user-content-subdiretórios"/>Subdiretórios</text:h>
      <text:p text:style-name="P8">Assim como o diretório raiz, os diretórios ocuparão pelo menos um setor. Cada setor terá n entradas, em que n representa o tamanho de cada diretorio dividido por 32, que é o tamanho da tabela de dados de diretório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pple-system1" svg:font-family="apple-system, BlinkMacSystemFont, 'Segoe UI', Helvetica, Arial, sans-serif, 'Apple Color Emoji', 'Segoe UI Emoji', 'Segoe UI Symbo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4:36:29.540600932</meta:creation-date>
    <dc:date>2017-10-10T14:44:15.133027410</dc:date>
    <meta:editing-duration>PT7M43S</meta:editing-duration>
    <meta:editing-cycles>8</meta:editing-cycles>
    <meta:generator>LibreOffice/5.1.6.2$Linux_X86_64 LibreOffice_project/10m0$Build-2</meta:generator>
    <meta:document-statistic meta:table-count="4" meta:image-count="1" meta:object-count="0" meta:page-count="4" meta:paragraph-count="77" meta:word-count="848" meta:character-count="4907" meta:non-whitespace-character-count="4127"/>
  </office:meta>
</office:document-meta>
</file>